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onWriter.renderFromArray( TagWriter tag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Writer.writeCommonAttributes( TagWriter tag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ptionWriter.renderFromEnum( TagWriter tag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Writer.writeOptions( TagWriter tagWrit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OptionWriter.processOptionValue( String resolv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Writer.OptionWriter( Object optionSource , BindStatus bindStatus , @ Nullable String valueProperty , @ Nullable String labelProperty , boolean htmlEsc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ptionWriter.renderFromCollection( TagWriter tag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Writer.getDisplayString( @ Nullable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Writer.doRenderFromCollection( Collection &lt; ? &gt; optionCollection , TagWriter tagWrit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OptionWriter.renderFromMap( TagWriter tagWrit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ptionWriter.isOptionSelected( @ Nullable Object resolv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Writer.renderOption( TagWriter tagWriter , Object item , @ Nullable Object value , @ Nullable Object lab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ptionWriter.isOption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